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9000000688A1A491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ocentes" style:family="table">
      <style:table-properties style:width="28.178cm" fo:margin-left="-1.383cm" table:align="left"/>
    </style:style>
    <style:style style:name="docentes.A" style:family="table-column">
      <style:table-column-properties style:column-width="4.983cm"/>
    </style:style>
    <style:style style:name="docentes.B" style:family="table-column">
      <style:table-column-properties style:column-width="2.425cm"/>
    </style:style>
    <style:style style:name="docentes.C" style:family="table-column">
      <style:table-column-properties style:column-width="2.293cm"/>
    </style:style>
    <style:style style:name="docentes.D" style:family="table-column">
      <style:table-column-properties style:column-width="4.101cm"/>
    </style:style>
    <style:style style:name="docentes.E" style:family="table-column">
      <style:table-column-properties style:column-width="3.768cm"/>
    </style:style>
    <style:style style:name="docentes.F" style:family="table-column">
      <style:table-column-properties style:column-width="4.214cm"/>
    </style:style>
    <style:style style:name="docentes.G" style:family="table-column">
      <style:table-column-properties style:column-width="1.896cm"/>
    </style:style>
    <style:style style:name="docentes.H" style:family="table-column">
      <style:table-column-properties style:column-width="1.323cm"/>
    </style:style>
    <style:style style:name="docentes.I" style:family="table-column">
      <style:table-column-properties style:column-width="3.175cm"/>
    </style:style>
    <style:style style:name="docentes.A1" style:family="table-cell">
      <style:table-cell-properties fo:padding="0.097cm" fo:border="none"/>
    </style:style>
    <style:style style:name="docentes.A2" style:family="table-cell">
      <style:table-cell-properties fo:padding="0.097cm" fo:border-left="0.05pt solid #000000" fo:border-right="none" fo:border-top="0.05pt solid #000000" fo:border-bottom="0.05pt solid #000000"/>
    </style:style>
    <style:style style:name="docentes.I2" style:family="table-cell">
      <style:table-cell-properties fo:padding="0.097cm" fo:border="0.05pt solid #000000"/>
    </style:style>
    <style:style style:name="docentes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ocentes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nao_5f_docentes" style:display-name="nao_docentes" style:family="table">
      <style:table-properties style:width="28.178cm" fo:margin-left="-1.383cm" table:align="left"/>
    </style:style>
    <style:style style:name="nao_5f_docentes.A" style:display-name="nao_docentes.A" style:family="table-column">
      <style:table-column-properties style:column-width="6.306cm"/>
    </style:style>
    <style:style style:name="nao_5f_docentes.B" style:display-name="nao_docentes.B" style:family="table-column">
      <style:table-column-properties style:column-width="2.293cm"/>
    </style:style>
    <style:style style:name="nao_5f_docentes.C" style:display-name="nao_docentes.C" style:family="table-column">
      <style:table-column-properties style:column-width="2.205cm"/>
    </style:style>
    <style:style style:name="nao_5f_docentes.D" style:display-name="nao_docentes.D" style:family="table-column">
      <style:table-column-properties style:column-width="3.704cm"/>
    </style:style>
    <style:style style:name="nao_5f_docentes.E" style:display-name="nao_docentes.E" style:family="table-column">
      <style:table-column-properties style:column-width="8.29cm"/>
    </style:style>
    <style:style style:name="nao_5f_docentes.F" style:display-name="nao_docentes.F" style:family="table-column">
      <style:table-column-properties style:column-width="5.38cm"/>
    </style:style>
    <style:style style:name="nao_5f_docentes.A1" style:display-name="nao_docentes.A1" style:family="table-cell">
      <style:table-cell-properties fo:padding="0.097cm" fo:border="none"/>
    </style:style>
    <style:style style:name="nao_5f_docentes.A2" style:display-name="nao_docentes.A2" style:family="table-cell">
      <style:table-cell-properties fo:padding="0.097cm" fo:border-left="0.05pt solid #000000" fo:border-right="none" fo:border-top="0.05pt solid #000000" fo:border-bottom="0.05pt solid #000000"/>
    </style:style>
    <style:style style:name="nao_5f_docentes.F2" style:display-name="nao_docentes.F2" style:family="table-cell">
      <style:table-cell-properties fo:padding="0.097cm" fo:border="0.05pt solid #000000"/>
    </style:style>
    <style:style style:name="nao_5f_docentes.A3" style:display-name="nao_docentes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nao_5f_docentes.F3" style:display-name="nao_docentes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df8f4" officeooo:paragraph-rsid="001df8f4"/>
    </style:style>
    <style:style style:name="P2" style:family="paragraph" style:parent-style-name="Header">
      <style:paragraph-properties fo:text-align="center" style:justify-single-word="false"/>
      <style:text-properties officeooo:rsid="0023c3d9" officeooo:paragraph-rsid="0023c3d9"/>
    </style:style>
    <style:style style:name="P3" style:family="paragraph" style:parent-style-name="Header">
      <style:paragraph-properties fo:text-align="center" style:justify-single-word="false"/>
      <style:text-properties fo:font-size="13pt" officeooo:rsid="0025420a" officeooo:paragraph-rsid="0025420a" style:font-size-asian="13pt" style:font-size-complex="13pt"/>
    </style:style>
    <style:style style:name="P4" style:family="paragraph" style:parent-style-name="Footer">
      <style:paragraph-properties fo:text-align="center" style:justify-single-word="false"/>
      <style:text-properties fo:font-size="13pt" officeooo:rsid="0024e199" officeooo:paragraph-rsid="0024e199" style:font-size-asian="13pt" style:font-size-complex="13pt"/>
    </style:style>
    <style:style style:name="P5" style:family="paragraph" style:parent-style-name="Standard">
      <style:text-properties officeooo:paragraph-rsid="001ea889"/>
    </style:style>
    <style:style style:name="P6" style:family="paragraph" style:parent-style-name="Table_20_Contents">
      <style:paragraph-properties fo:text-align="center" style:justify-single-word="false"/>
      <style:text-properties fo:font-size="10.5pt" officeooo:rsid="001ea889" officeooo:paragraph-rsid="001ea889" style:font-size-asian="10.5pt" style:font-size-complex="10.5pt"/>
    </style:style>
    <style:style style:name="P7" style:family="paragraph" style:parent-style-name="Table_20_Contents">
      <style:text-properties fo:font-size="10.5pt" officeooo:rsid="001ea889" officeooo:paragraph-rsid="001ea889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0.5pt" fo:font-style="normal" fo:font-weight="bold" officeooo:rsid="001df8f4" officeooo:paragraph-rsid="001df8f4" style:font-size-asian="10.5pt" style:font-style-asian="normal" style:font-weight-asian="bold" style:font-size-complex="10.5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.5pt" fo:font-style="normal" fo:font-weight="bold" officeooo:rsid="001df8f4" officeooo:paragraph-rsid="001ea889" style:font-size-asian="10.5pt" style:font-style-asian="normal" style:font-weight-asian="bold" style:font-size-complex="10.5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.5pt" fo:font-weight="bold" officeooo:rsid="001df8f4" officeooo:paragraph-rsid="001df8f4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.5pt" fo:font-weight="bold" officeooo:rsid="001df8f4" officeooo:paragraph-rsid="001ea889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fo:font-size="10.5pt" fo:font-weight="bold" officeooo:rsid="001df8f4" officeooo:paragraph-rsid="001df8f4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fo:font-size="10.5pt" fo:font-weight="bold" officeooo:rsid="001df8f4" officeooo:paragraph-rsid="001ea889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.5pt" fo:font-weight="bold" officeooo:rsid="001ea889" officeooo:paragraph-rsid="001ea889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officeooo:rsid="001fa82b" officeooo:paragraph-rsid="001fa82b" style:font-size-asian="12pt" style:font-weight-asian="bold" style:font-size-complex="12pt" style:font-weight-complex="bold"/>
    </style:style>
    <style:style style:name="T1" style:family="text">
      <style:text-properties officeooo:rsid="002aa02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ocentes" table:style-name="docentes">
        <table:table-column table:style-name="docentes.A"/>
        <table:table-column table:style-name="docentes.B"/>
        <table:table-column table:style-name="docentes.C"/>
        <table:table-column table:style-name="docentes.D"/>
        <table:table-column table:style-name="docentes.E"/>
        <table:table-column table:style-name="docentes.F"/>
        <table:table-column table:style-name="docentes.G"/>
        <table:table-column table:style-name="docentes.H"/>
        <table:table-column table:style-name="docentes.I"/>
        <table:table-header-rows>
          <table:table-row>
            <table:table-cell table:style-name="docentes.A1" table:number-columns-spanned="9" office:value-type="string">
              <text:p text:style-name="P15">PROFESSO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docentes.A2" office:value-type="string">
              <text:p text:style-name="P12">NOME</text:p>
            </table:table-cell>
            <table:table-cell table:style-name="docentes.A2" office:value-type="string">
              <text:p text:style-name="P8">CADASTRO</text:p>
            </table:table-cell>
            <table:table-cell table:style-name="docentes.A2" office:value-type="string">
              <text:p text:style-name="P14">QUADRO</text:p>
            </table:table-cell>
            <table:table-cell table:style-name="docentes.A2" office:value-type="string">
              <text:p text:style-name="P10">DISC. DE ORIGEM</text:p>
            </table:table-cell>
            <table:table-cell table:style-name="docentes.A2" office:value-type="string">
              <text:p text:style-name="P10">AMBIENTE</text:p>
            </table:table-cell>
            <table:table-cell table:style-name="docentes.A2" office:value-type="string">
              <text:p text:style-name="P10">DISC. DE ATUAÇÃO</text:p>
            </table:table-cell>
            <table:table-cell table:style-name="docentes.A2" office:value-type="string">
              <text:p text:style-name="P10">TURMAS</text:p>
            </table:table-cell>
            <table:table-cell table:style-name="docentes.A2" office:value-type="string">
              <text:p text:style-name="P10">HS/A</text:p>
            </table:table-cell>
            <table:table-cell table:style-name="docentes.I2" office:value-type="string">
              <text:p text:style-name="P14">SITUAÇÃO</text:p>
            </table:table-cell>
          </table:table-row>
        </table:table-header-rows>
        <table:table-row>
          <table:table-cell table:style-name="docentes.A3" office:value-type="string">
            <text:p text:style-name="P7">[NOME]</text:p>
          </table:table-cell>
          <table:table-cell table:style-name="docentes.A3" office:value-type="string">
            <text:p text:style-name="P6">[CAD]</text:p>
          </table:table-cell>
          <table:table-cell table:style-name="docentes.A3" office:value-type="string">
            <text:p text:style-name="P6">[QUADRO]</text:p>
          </table:table-cell>
          <table:table-cell table:style-name="docentes.A3" office:value-type="string">
            <text:p text:style-name="P6">[DISCORIG]</text:p>
          </table:table-cell>
          <table:table-cell table:style-name="docentes.A3" office:value-type="string">
            <text:p text:style-name="P6">[AMBIENTE]</text:p>
          </table:table-cell>
          <table:table-cell table:style-name="docentes.A3" office:value-type="string">
            <text:p text:style-name="P6">[DISCATUACAO]</text:p>
          </table:table-cell>
          <table:table-cell table:style-name="docentes.A3" office:value-type="string">
            <text:p text:style-name="P6">[TURMAS]</text:p>
          </table:table-cell>
          <table:table-cell table:style-name="docentes.A3" office:value-type="string">
            <text:p text:style-name="P6">[HORASAULA]</text:p>
          </table:table-cell>
          <table:table-cell table:style-name="docentes.I3" office:value-type="string">
            <text:p text:style-name="P6">[SITUACAO]</text:p>
          </table:table-cell>
        </table:table-row>
      </table:table>
      <text:p text:style-name="Standard"/>
      <table:table table:name="nao_docentes" table:style-name="nao_5f_docentes">
        <table:table-column table:style-name="nao_5f_docentes.A"/>
        <table:table-column table:style-name="nao_5f_docentes.B"/>
        <table:table-column table:style-name="nao_5f_docentes.C"/>
        <table:table-column table:style-name="nao_5f_docentes.D"/>
        <table:table-column table:style-name="nao_5f_docentes.E"/>
        <table:table-column table:style-name="nao_5f_docentes.F"/>
        <table:table-header-rows>
          <table:table-row>
            <table:table-cell table:style-name="nao_5f_docentes.A1" table:number-columns-spanned="6" office:value-type="string">
              <text:p text:style-name="P15">NÃO DOCENT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nao_5f_docentes.A2" office:value-type="string">
              <text:p text:style-name="P13">NOME</text:p>
            </table:table-cell>
            <table:table-cell table:style-name="nao_5f_docentes.A2" office:value-type="string">
              <text:p text:style-name="P9">CADASTRO</text:p>
            </table:table-cell>
            <table:table-cell table:style-name="nao_5f_docentes.A2" office:value-type="string">
              <text:p text:style-name="P14">QUADRO</text:p>
            </table:table-cell>
            <table:table-cell table:style-name="nao_5f_docentes.A2" office:value-type="string">
              <text:p text:style-name="P14">CARGO</text:p>
            </table:table-cell>
            <table:table-cell table:style-name="nao_5f_docentes.A2" office:value-type="string">
              <text:p text:style-name="P11">AMBIENTE</text:p>
            </table:table-cell>
            <table:table-cell table:style-name="nao_5f_docentes.F2" office:value-type="string">
              <text:p text:style-name="P14">SITUAÇÃO</text:p>
            </table:table-cell>
          </table:table-row>
        </table:table-header-rows>
        <table:table-row>
          <table:table-cell table:style-name="nao_5f_docentes.A3" office:value-type="string">
            <text:p text:style-name="P7">[NOME]</text:p>
          </table:table-cell>
          <table:table-cell table:style-name="nao_5f_docentes.A3" office:value-type="string">
            <text:p text:style-name="P6">[CAD]</text:p>
          </table:table-cell>
          <table:table-cell table:style-name="nao_5f_docentes.A3" office:value-type="string">
            <text:p text:style-name="P6">[QUADRO]</text:p>
          </table:table-cell>
          <table:table-cell table:style-name="nao_5f_docentes.A3" office:value-type="string">
            <text:p text:style-name="P6">[CARGO]</text:p>
          </table:table-cell>
          <table:table-cell table:style-name="nao_5f_docentes.A3" office:value-type="string">
            <text:p text:style-name="P6">[AMBIENTE]</text:p>
          </table:table-cell>
          <table:table-cell table:style-name="nao_5f_docentes.F3" office:value-type="string">
            <text:p text:style-name="P6">[SITUACAO]</text:p>
          </table:table-cell>
        </table:table-row>
      </table:table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df8f4" officeooo:paragraph-rsid="001df8f4"/>
    </style:style>
    <style:style style:name="MP2" style:family="paragraph" style:parent-style-name="Header">
      <style:paragraph-properties fo:text-align="center" style:justify-single-word="false"/>
      <style:text-properties officeooo:rsid="0023c3d9" officeooo:paragraph-rsid="0023c3d9"/>
    </style:style>
    <style:style style:name="MP3" style:family="paragraph" style:parent-style-name="Header">
      <style:paragraph-properties fo:text-align="center" style:justify-single-word="false"/>
      <style:text-properties fo:font-size="13pt" officeooo:rsid="0025420a" officeooo:paragraph-rsid="0025420a" style:font-size-asian="13pt" style:font-size-complex="13pt"/>
    </style:style>
    <style:style style:name="MP4" style:family="paragraph" style:parent-style-name="Footer">
      <style:paragraph-properties fo:text-align="center" style:justify-single-word="false"/>
      <style:text-properties fo:font-size="13pt" officeooo:rsid="0024e199" officeooo:paragraph-rsid="0024e199" style:font-size-asian="13pt" style:font-size-complex="13pt"/>
    </style:style>
    <style:style style:name="MT1" style:family="text">
      <style:text-properties officeooo:rsid="002aa027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1.1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y="-0.836cm" svg:width="1cm" svg:height="1.131cm" draw:z-index="0"><draw:image xlink:href="Pictures/1000000000000059000000688A1A4910.jpg" xlink:type="simple" xlink:show="embed" xlink:actuate="onLoad"/></draw:frame></text:p>
        <text:p text:style-name="MP1">GOVERNO DO ESTADO DO AMAPÁ</text:p>
        <text:p text:style-name="MP1">SECRETARIA DE ESTADO DA EDUCAÇÃO</text:p>
        <text:p text:style-name="MP1">COORDENADORIA DE ADMINISTRAÇÃO</text:p>
        <text:p text:style-name="MP1">NÚCLEO DE INFORMÁTICA</text:p>
        <text:p text:style-name="MP2">RESUMO DO QUADRO DE FUNCIONÁRIOS - [ESC]</text:p>
      </style:header>
      <style:footer>
        <text:p text:style-name="MP3">NUINFO/SEED</text:p>
        <text:p text:style-name="MP4">Gerado por [USER], <text:span text:style-name="MT1">em</text:span> [DATA], à<text:span text:style-name="MT1">s [HO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04:24:53.295646578</meta:creation-date>
    <dc:date>2015-06-01T06:34:16.647556935</dc:date>
    <meta:editing-duration>PT23M35S</meta:editing-duration>
    <meta:editing-cycles>10</meta:editing-cycles>
    <meta:generator>LibreOffice/4.4.2.2$Linux_x86 LibreOffice_project/40m0$Build-2</meta:generator>
    <meta:document-statistic meta:table-count="2" meta:image-count="1" meta:object-count="0" meta:page-count="1" meta:paragraph-count="39" meta:word-count="68" meta:character-count="463" meta:non-whitespace-character-count="434"/>
  </office:meta>
</office:document-meta>
</file>